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ext-properties style:font-name="Liberation Mono"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78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5"/>
        <table:table-column table:style-name="co7" table:default-cell-style-name="ce19"/>
        <table:table-column table:style-name="co8" table:number-columns-repeated="1016" table:default-cell-style-name="ce31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9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30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30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30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7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18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100pcs 25V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B018D0102J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B018D0222K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6.3V 30pcs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30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32" office:value-type="string" calcext:value-type="string">
            <text:p>Location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P/N</text:p>
          </table:table-cell>
          <table:table-cell table:style-name="ce36" office:value-type="string" calcext:value-type="string">
            <text:p>Qty</text:p>
          </table:table-cell>
          <table:table-cell table:style-name="ce32" office:value-type="string" calcext:value-type="string">
            <text:p>Package</text:p>
          </table:table-cell>
          <table:table-cell table:style-name="ce36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18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8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8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31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31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C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0I/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7" office:value-type="string" calcext:value-type="string">
            <text:p>MAX695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18" office:value-type="string" calcext:value-type="string">
            <text:p>D431000ACZ-70L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18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18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18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5"/>
          <table:table-cell table:number-columns-repeated="1017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6" table:display-filter-buttons="true">
          <table:filter>
            <table:filter-and>
              <table:filter-condition table:value="LDO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10" number:min-decimal-places="10" number:min-integer-digits="1"/>
    </number:number-style>
    <number:number-style style:name="N171">
      <number:number number:decimal-places="9" number:min-decimal-places="9" number:min-integer-digits="1"/>
    </number:number-style>
    <number:number-style style:name="N172">
      <number:number number:decimal-places="8" number:min-decimal-places="8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6" number:min-decimal-places="6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4" number:min-decimal-places="4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3:16:17.603510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5-02-15T13:20:12.348496211</dc:date>
    <meta:generator>LibreOffice/24.2.2.2$Linux_X86_64 LibreOffice_project/420$Build-2</meta:generator>
    <meta:editing-duration>P2DT22H46M25S</meta:editing-duration>
    <meta:editing-cycles>301</meta:editing-cycles>
    <meta:document-statistic meta:table-count="2" meta:cell-count="30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